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42000002082C112B96.png"/>
  <manifest:file-entry manifest:media-type="image/png" manifest:full-path="Pictures/100000000000075E000003BFD1D8D032.png"/>
  <manifest:file-entry manifest:media-type="image/png" manifest:full-path="Pictures/100000000000025D0000018504AE6146.png"/>
  <manifest:file-entry manifest:media-type="image/png" manifest:full-path="Pictures/100000000000074C000002967F79B638.png"/>
  <manifest:file-entry manifest:media-type="image/png" manifest:full-path="Pictures/10000000000007550000017A424C187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6.024cm" draw:z-index="0"><draw:image xlink:href="Pictures/100000000000074C000002967F79B638.png" xlink:type="simple" xlink:show="embed" xlink:actuate="onLoad"/></draw:frame></text:p>
      <text:p text:style-name="Standard"><draw:frame draw:style-name="fr1" draw:name="figura2" text:anchor-type="paragraph" svg:width="17cm" svg:height="8.643cm" draw:z-index="1"><draw:image xlink:href="Pictures/100000000000075E000003BFD1D8D032.png" xlink:type="simple" xlink:show="embed" xlink:actuate="onLoad"/></draw:frame></text:p>
      <text:p text:style-name="Standard"><draw:frame draw:style-name="fr2" draw:name="figura3" text:anchor-type="paragraph" svg:width="16.007cm" svg:height="10.292cm" draw:z-index="2"><draw:image xlink:href="Pictures/100000000000025D0000018504AE6146.png" xlink:type="simple" xlink:show="embed" xlink:actuate="onLoad"/></draw:frame><text:soft-page-break/></text:p>
      <text:p text:style-name="Standard"><draw:frame draw:style-name="fr1" draw:name="figura4" text:anchor-type="paragraph" svg:width="17cm" svg:height="4.757cm" draw:z-index="3"><draw:image xlink:href="Pictures/1000000000000742000002082C112B96.png" xlink:type="simple" xlink:show="embed" xlink:actuate="onLoad"/></draw:frame></text:p>
      <text:p text:style-name="Standard"><draw:frame draw:style-name="fr3" draw:name="figura5" text:anchor-type="paragraph" svg:x="0cm" svg:y="0.794cm" svg:width="17cm" svg:height="3.422cm" draw:z-index="4"><draw:image xlink:href="Pictures/10000000000007550000017A424C187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3-07T13:47:34.62</meta:creation-date>
    <meta:document-statistic meta:table-count="0" meta:image-count="5" meta:object-count="0" meta:page-count="2" meta:paragraph-count="0" meta:word-count="0" meta:character-count="0"/>
    <dc:date>2018-03-07T13:56:52.92</dc:date>
    <meta:editing-duration>PT00H09M18S</meta:editing-duration>
    <meta:editing-cycles>1</meta:editing-cycles>
    <meta:generator>BrOffice.org/3.2$Win32 OpenOffice.org_project/320m12$Build-9483</meta:generator>
  </office:meta>
</office:document-meta>
</file>